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5.392cm"/>
    </style:style>
    <style:style style:name="co4" style:family="table-column">
      <style:table-column-properties fo:break-before="auto" style:column-width="6.491cm"/>
    </style:style>
    <style:style style:name="co5" style:family="table-column">
      <style:table-column-properties fo:break-before="auto" style:column-width="4.38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Arial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table:number-columns-spanned="5" table:number-rows-spanned="1">
            <text:p>*The most widespread cuneiform metrological systems and units of second- and first-millennium Babyloni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4" table:number-rows-spanned="1">
            <text:p>*Numbers in default “diš-less” notations</text:p>
          </table:table-cell>
          <table:covered-table-cell table:number-columns-repeated="3"/>
          <table:table-cell office:value-type="string">
            <text:p>#numbers</text:p>
          </table:table-cell>
          <table:table-cell table:number-columns-repeated="1019"/>
        </table:table-row>
        <table:table-row table:style-name="ro1">
          <table:table-cell office:value-type="string">
            <text:p>**Unit fractions</text:p>
          </table:table-cell>
          <table:table-cell office:value-type="string">
            <text:p>#unit_fraction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1/2</text:p>
          </table:table-cell>
          <table:table-cell office:value-type="string">
            <text:p>n;</text:p>
          </table:table-cell>
          <table:table-cell office:value-type="string">
            <text:p>1/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1/3</text:p>
          </table:table-cell>
          <table:table-cell office:value-type="string">
            <text:p>n;</text:p>
          </table:table-cell>
          <table:table-cell office:value-type="string">
            <text:p>1/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2/3</text:p>
          </table:table-cell>
          <table:table-cell office:value-type="string">
            <text:p>n;</text:p>
          </table:table-cell>
          <table:table-cell office:value-type="string">
            <text:p>2/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5/6</text:p>
          </table:table-cell>
          <table:table-cell office:value-type="string">
            <text:p>n;</text:p>
          </table:table-cell>
          <table:table-cell office:value-type="string">
            <text:p>5/6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IGI 6-GAL₂</text:p>
          </table:table-cell>
          <table:table-cell office:value-type="string">
            <text:p>+igû[reciprocal]N$igi; n</text:p>
          </table:table-cell>
          <table:table-cell office:value-type="string">
            <text:p>a 6th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*Ones</text:p>
          </table:table-cell>
          <table:table-cell office:value-type="string">
            <text:p>#ones</text:p>
          </table:table-cell>
          <table:table-cell table:number-columns-repeated="1022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</text:p>
          </table:table-cell>
          <table:table-cell table:number-columns-repeated="1021"/>
        </table:table-row>
        <table:table-row table:style-name="ro1">
          <table:table-cell office:value-type="string">
            <text:p>1</text:p>
          </table:table-cell>
          <table:table-cell office:value-type="string">
            <text:p>n;</text:p>
          </table:table-cell>
          <table:table-cell office:value-type="string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2</text:p>
          </table:table-cell>
          <table:table-cell office:value-type="string">
            <text:p>n;</text:p>
          </table:table-cell>
          <table:table-cell office:value-type="string">
            <text:p>2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3</text:p>
          </table:table-cell>
          <table:table-cell office:value-type="string">
            <text:p>n;</text:p>
          </table:table-cell>
          <table:table-cell office:value-type="string">
            <text:p>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4</text:p>
          </table:table-cell>
          <table:table-cell office:value-type="string">
            <text:p>n;</text:p>
          </table:table-cell>
          <table:table-cell office:value-type="string">
            <text:p>4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4@v</text:p>
          </table:table-cell>
          <table:table-cell office:value-type="string">
            <text:p>n;</text:p>
          </table:table-cell>
          <table:table-cell office:value-type="string">
            <text:p>4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5</text:p>
          </table:table-cell>
          <table:table-cell office:value-type="string">
            <text:p>n;</text:p>
          </table:table-cell>
          <table:table-cell office:value-type="string">
            <text:p>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6</text:p>
          </table:table-cell>
          <table:table-cell office:value-type="string">
            <text:p>n;</text:p>
          </table:table-cell>
          <table:table-cell office:value-type="string">
            <text:p>6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7</text:p>
          </table:table-cell>
          <table:table-cell office:value-type="string">
            <text:p>n;</text:p>
          </table:table-cell>
          <table:table-cell office:value-type="string">
            <text:p>7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7@v</text:p>
          </table:table-cell>
          <table:table-cell office:value-type="string">
            <text:p>n;</text:p>
          </table:table-cell>
          <table:table-cell office:value-type="string">
            <text:p>7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8</text:p>
          </table:table-cell>
          <table:table-cell office:value-type="string">
            <text:p>n;</text:p>
          </table:table-cell>
          <table:table-cell office:value-type="string">
            <text:p>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8@v</text:p>
          </table:table-cell>
          <table:table-cell office:value-type="string">
            <text:p>n;</text:p>
          </table:table-cell>
          <table:table-cell office:value-type="string">
            <text:p>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9</text:p>
          </table:table-cell>
          <table:table-cell office:value-type="string">
            <text:p>n;</text:p>
          </table:table-cell>
          <table:table-cell office:value-type="string">
            <text:p>9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9@v</text:p>
          </table:table-cell>
          <table:table-cell office:value-type="string">
            <text:p>n;</text:p>
          </table:table-cell>
          <table:table-cell office:value-type="string">
            <text:p>9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*Tens</text:p>
          </table:table-cell>
          <table:table-cell office:value-type="string">
            <text:p>#tens</text:p>
          </table:table-cell>
          <table:table-cell table:number-columns-repeated="1022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</text:p>
          </table:table-cell>
          <table:table-cell table:number-columns-repeated="1021"/>
        </table:table-row>
        <table:table-row table:style-name="ro1">
          <table:table-cell office:value-type="string">
            <text:p>10</text:p>
          </table:table-cell>
          <table:table-cell office:value-type="string">
            <text:p>n;</text:p>
          </table:table-cell>
          <table:table-cell office:value-type="string">
            <text:p>1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20</text:p>
          </table:table-cell>
          <table:table-cell office:value-type="string">
            <text:p>n;</text:p>
          </table:table-cell>
          <table:table-cell office:value-type="string">
            <text:p>2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30</text:p>
          </table:table-cell>
          <table:table-cell office:value-type="string">
            <text:p>n;</text:p>
          </table:table-cell>
          <table:table-cell office:value-type="string">
            <text:p>3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40</text:p>
          </table:table-cell>
          <table:table-cell office:value-type="string">
            <text:p>n;</text:p>
          </table:table-cell>
          <table:table-cell office:value-type="string">
            <text:p>4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50</text:p>
          </table:table-cell>
          <table:table-cell office:value-type="string">
            <text:p>n;</text:p>
          </table:table-cell>
          <table:table-cell office:value-type="string">
            <text:p>50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*Classic Ur III and Old Babylonian metrologie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Default" office:value-type="string">
            <text:p>**Length</text:p>
          </table:table-cell>
          <table:table-cell table:style-name="Default" office:value-type="string">
            <text:p>#length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 and relationships</text:p>
          </table:table-cell>
          <table:table-cell office:value-type="string">
            <text:p>Approximate modern valu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ŠU.SI</text:p>
          </table:table-cell>
          <table:table-cell office:value-type="string">
            <text:p>n; +ubānu[finger//unit]N$ubān</text:p>
          </table:table-cell>
          <table:table-cell office:value-type="string">
            <text:p>1 finger</text:p>
          </table:table-cell>
          <table:table-cell office:value-type="string">
            <text:p>17 m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KUŠ₃</text:p>
          </table:table-cell>
          <table:table-cell office:value-type="string">
            <text:p>n; +ammat[forearm//unit]N$ammat</text:p>
          </table:table-cell>
          <table:table-cell office:value-type="string">
            <text:p>1 cubit = 30 fingers </text:p>
          </table:table-cell>
          <table:table-cell office:value-type="string">
            <text:p>0.5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NINDA</text:p>
          </table:table-cell>
          <table:table-cell office:value-type="string">
            <text:p>n; +nindanu[rod//unit]N$nindan</text:p>
          </table:table-cell>
          <table:table-cell office:value-type="string">
            <text:p>1 rod = 12 cubits</text:p>
          </table:table-cell>
          <table:table-cell office:value-type="string">
            <text:p>6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EŠE₂</text:p>
          </table:table-cell>
          <table:table-cell office:value-type="string">
            <text:p>n; +ašlu[unit]N$ašal</text:p>
          </table:table-cell>
          <table:table-cell office:value-type="string">
            <text:p>1 rope = 10 rods</text:p>
          </table:table-cell>
          <table:table-cell office:value-type="string">
            <text:p>60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UŠ</text:p>
          </table:table-cell>
          <table:table-cell office:value-type="string">
            <text:p>n; +UŠ[unit]N$; (Akkadian unknown)</text:p>
          </table:table-cell>
          <table:table-cell office:value-type="string">
            <text:p>1 cable = 1 00 rods</text:p>
          </table:table-cell>
          <table:table-cell office:value-type="string">
            <text:p>360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DANNA</text:p>
          </table:table-cell>
          <table:table-cell office:value-type="string">
            <text:p>n; +bēru[unit]N$bēr</text:p>
          </table:table-cell>
          <table:table-cell office:value-type="string">
            <text:p>1 league = 30 00 rods or 30 cables</text:p>
          </table:table-cell>
          <table:table-cell office:value-type="string">
            <text:p>10.8 km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*Area, volume and bricks</text:p>
          </table:table-cell>
          <table:table-cell table:style-name="Default" office:value-type="string">
            <text:p>#area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 and relationships</text:p>
          </table:table-cell>
          <table:table-cell office:value-type="string">
            <text:p>Approximate modern valu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SAR</text:p>
          </table:table-cell>
          <table:table-cell office:value-type="string">
            <text:p>n; +mūšaru[garden(-plot)//unit]N$mūšar</text:p>
          </table:table-cell>
          <table:table-cell office:value-type="string">
            <text:p>1 area @mūšarum = 1 rod square</text:p>
          </table:table-cell>
          <table:table-cell office:value-type="string">
            <text:p>36 m<text:span text:style-name="T1">²</text:span>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SAR</text:p>
          </table:table-cell>
          <table:table-cell office:value-type="string">
            <text:p>n; +mūšaru[garden(-plot)//unit]N$mūšar</text:p>
          </table:table-cell>
          <table:table-cell office:value-type="string">
            <text:p>1 volume @mūšarum = 1 area @mūšarum × 1 cubit</text:p>
          </table:table-cell>
          <table:table-cell office:value-type="string">
            <text:p>18 m<text:span text:style-name="T1">³</text:span>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SAR</text:p>
          </table:table-cell>
          <table:table-cell office:value-type="string">
            <text:p>n; +mūšaru[garden(-plot)//unit]N$mūšar</text:p>
          </table:table-cell>
          <table:table-cell office:value-type="string">
            <text:p>1 brick @mūšarum = 12 00 bricks</text:p>
          </table:table-cell>
          <table:table-cell office:value-type="string">
            <text:p>720 brick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*GANA₂</text:p>
          </table:table-cell>
          <table:table-cell office:value-type="string" table:number-columns-spanned="3" table:number-rows-spanned="1">
            <text:p>(no lemmatisation or translation; punctuation/reading aid for the large count-unit graphemes of the area-volume system)</text:p>
          </table:table-cell>
          <table:covered-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/4(IKU)</text:p>
          </table:table-cell>
          <table:table-cell office:value-type="string">
            <text:p>n;</text:p>
          </table:table-cell>
          <table:table-cell office:value-type="string">
            <text:p>1/4(@ikûm) or 1/2(@ubûm) = 25 @mūšarum</text:p>
          </table:table-cell>
          <table:table-cell office:value-type="string">
            <text:p>900 m², 450 m³ or 18,000 brick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>
            <text:p>1/2(IKU)</text:p>
          </table:table-cell>
          <table:table-cell table:style-name="Default" office:value-type="string">
            <text:p>n;</text:p>
          </table:table-cell>
          <table:table-cell table:style-name="Default" office:value-type="string">
            <text:p>1/2(@ikûm) or 1(@ubûm) = 50 @mūšarum</text:p>
          </table:table-cell>
          <table:table-cell table:style-name="Default" office:value-type="string">
            <text:p>1800 m², 900 m³, or 36,000 brick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IKU)</text:p>
          </table:table-cell>
          <table:table-cell office:value-type="string">
            <text:p>n;</text:p>
          </table:table-cell>
          <table:table-cell office:value-type="string">
            <text:p>1(@ikûm) = 2(@ubûm) = 1 40 @mūšarum</text:p>
          </table:table-cell>
          <table:table-cell office:value-type="string">
            <text:p>3600 m², 1800 m³ or 72,000 brick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IKU)</text:p>
          </table:table-cell>
          <table:table-cell office:value-type="string">
            <text:p>n;</text:p>
          </table:table-cell>
          <table:table-cell office:value-type="string">
            <text:p>2(@ikû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IKU)</text:p>
          </table:table-cell>
          <table:table-cell office:value-type="string">
            <text:p>n;</text:p>
          </table:table-cell>
          <table:table-cell office:value-type="string">
            <text:p>3(@ikû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IKU)@v</text:p>
          </table:table-cell>
          <table:table-cell office:value-type="string">
            <text:p>n;</text:p>
          </table:table-cell>
          <table:table-cell office:value-type="string">
            <text:p>3(@ikû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IKU)</text:p>
          </table:table-cell>
          <table:table-cell office:value-type="string">
            <text:p>n;</text:p>
          </table:table-cell>
          <table:table-cell office:value-type="string">
            <text:p>4(@ikû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IKU)</text:p>
          </table:table-cell>
          <table:table-cell office:value-type="string">
            <text:p>n;</text:p>
          </table:table-cell>
          <table:table-cell office:value-type="string">
            <text:p>5(@ikû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EŠE₃)</text:p>
          </table:table-cell>
          <table:table-cell office:value-type="string">
            <text:p>n;</text:p>
          </table:table-cell>
          <table:table-cell office:value-type="string">
            <text:p>1(@eblum) = 6(@ikûm)</text:p>
          </table:table-cell>
          <table:table-cell office:value-type="string">
            <text:p>2.16 ha or 108,000 m³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EŠE₃)</text:p>
          </table:table-cell>
          <table:table-cell office:value-type="string">
            <text:p>n;</text:p>
          </table:table-cell>
          <table:table-cell office:value-type="string">
            <text:p>2(@ebl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BUR₃)</text:p>
          </table:table-cell>
          <table:table-cell office:value-type="string">
            <text:p>n;</text:p>
          </table:table-cell>
          <table:table-cell office:value-type="string">
            <text:p>1(@būrum) = 3(@eblum) = 18(@ikûm)</text:p>
          </table:table-cell>
          <table:table-cell office:value-type="string">
            <text:p>6.48 ha or 324,000 m³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BUR₃)</text:p>
          </table:table-cell>
          <table:table-cell office:value-type="string">
            <text:p>n;</text:p>
          </table:table-cell>
          <table:table-cell office:value-type="string">
            <text:p>2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BUR₃)</text:p>
          </table:table-cell>
          <table:table-cell office:value-type="string">
            <text:p>n;</text:p>
          </table:table-cell>
          <table:table-cell office:value-type="string">
            <text:p>3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UR₃)</text:p>
          </table:table-cell>
          <table:table-cell office:value-type="string">
            <text:p>n;</text:p>
          </table:table-cell>
          <table:table-cell office:value-type="string">
            <text:p>4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BUR₃)</text:p>
          </table:table-cell>
          <table:table-cell office:value-type="string">
            <text:p>n;</text:p>
          </table:table-cell>
          <table:table-cell office:value-type="string">
            <text:p>5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6(BUR₃)</text:p>
          </table:table-cell>
          <table:table-cell office:value-type="string">
            <text:p>n;</text:p>
          </table:table-cell>
          <table:table-cell office:value-type="string">
            <text:p>6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7(BUR₃)</text:p>
          </table:table-cell>
          <table:table-cell office:value-type="string">
            <text:p>n;</text:p>
          </table:table-cell>
          <table:table-cell office:value-type="string">
            <text:p>7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8(BUR₃)</text:p>
          </table:table-cell>
          <table:table-cell office:value-type="string">
            <text:p>n;</text:p>
          </table:table-cell>
          <table:table-cell office:value-type="string">
            <text:p>8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9(BUR₃)</text:p>
          </table:table-cell>
          <table:table-cell office:value-type="string">
            <text:p>n;</text:p>
          </table:table-cell>
          <table:table-cell office:value-type="string">
            <text:p>9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BURʾU)</text:p>
          </table:table-cell>
          <table:table-cell office:value-type="string">
            <text:p>n;</text:p>
          </table:table-cell>
          <table:table-cell office:value-type="string">
            <text:p>10(@būrum) = 30(@eblum)</text:p>
          </table:table-cell>
          <table:table-cell office:value-type="string">
            <text:p>64.8 ha or 0.648 k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BURʾU)</text:p>
          </table:table-cell>
          <table:table-cell office:value-type="string">
            <text:p>n;</text:p>
          </table:table-cell>
          <table:table-cell office:value-type="string">
            <text:p>20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BURʾU)</text:p>
          </table:table-cell>
          <table:table-cell office:value-type="string">
            <text:p>n;</text:p>
          </table:table-cell>
          <table:table-cell office:value-type="string">
            <text:p>30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BURʾU)@v</text:p>
          </table:table-cell>
          <table:table-cell office:value-type="string">
            <text:p>n;</text:p>
          </table:table-cell>
          <table:table-cell office:value-type="string">
            <text:p>30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URʾU)</text:p>
          </table:table-cell>
          <table:table-cell office:value-type="string">
            <text:p>n;</text:p>
          </table:table-cell>
          <table:table-cell office:value-type="string">
            <text:p>40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BURʾU)</text:p>
          </table:table-cell>
          <table:table-cell office:value-type="string">
            <text:p>n;</text:p>
          </table:table-cell>
          <table:table-cell office:value-type="string">
            <text:p>50(@būrum) 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ŠAR₂)</text:p>
          </table:table-cell>
          <table:table-cell office:value-type="string">
            <text:p>n;</text:p>
          </table:table-cell>
          <table:table-cell office:value-type="string">
            <text:p>1 00(@būrum) </text:p>
          </table:table-cell>
          <table:table-cell office:value-type="string">
            <text:p>390 ha or 3.9 k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ŠAR₂)</text:p>
          </table:table-cell>
          <table:table-cell office:value-type="string">
            <text:p>n;</text:p>
          </table:table-cell>
          <table:table-cell office:value-type="string">
            <text:p>2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ŠAR₂)</text:p>
          </table:table-cell>
          <table:table-cell office:value-type="string">
            <text:p>n;</text:p>
          </table:table-cell>
          <table:table-cell office:value-type="string">
            <text:p>3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ŠAR₂)@v</text:p>
          </table:table-cell>
          <table:table-cell office:value-type="string">
            <text:p>n;</text:p>
          </table:table-cell>
          <table:table-cell office:value-type="string">
            <text:p>3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ŠAR₂)</text:p>
          </table:table-cell>
          <table:table-cell office:value-type="string">
            <text:p>n;</text:p>
          </table:table-cell>
          <table:table-cell office:value-type="string">
            <text:p>4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ŠAR₂)</text:p>
          </table:table-cell>
          <table:table-cell office:value-type="string">
            <text:p>n;</text:p>
          </table:table-cell>
          <table:table-cell office:value-type="string">
            <text:p>5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6(ŠAR₂)</text:p>
          </table:table-cell>
          <table:table-cell office:value-type="string">
            <text:p>n;</text:p>
          </table:table-cell>
          <table:table-cell office:value-type="string">
            <text:p>6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7(ŠAR₂)</text:p>
          </table:table-cell>
          <table:table-cell office:value-type="string">
            <text:p>n;</text:p>
          </table:table-cell>
          <table:table-cell office:value-type="string">
            <text:p>7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8(ŠAR₂)</text:p>
          </table:table-cell>
          <table:table-cell office:value-type="string">
            <text:p>n;</text:p>
          </table:table-cell>
          <table:table-cell office:value-type="string">
            <text:p>8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9(ŠAR₂)</text:p>
          </table:table-cell>
          <table:table-cell office:value-type="string">
            <text:p>n;</text:p>
          </table:table-cell>
          <table:table-cell office:value-type="string">
            <text:p>9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ŠARʾU)</text:p>
          </table:table-cell>
          <table:table-cell office:value-type="string">
            <text:p>n;</text:p>
          </table:table-cell>
          <table:table-cell office:value-type="string">
            <text:p>10 00(@būrum)</text:p>
          </table:table-cell>
          <table:table-cell office:value-type="string">
            <text:p>3900 ha or 39 k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ŠARʾU)</text:p>
          </table:table-cell>
          <table:table-cell office:value-type="string">
            <text:p>n;</text:p>
          </table:table-cell>
          <table:table-cell office:value-type="string">
            <text:p>20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ŠARʾU)</text:p>
          </table:table-cell>
          <table:table-cell office:value-type="string">
            <text:p>n;</text:p>
          </table:table-cell>
          <table:table-cell office:value-type="string">
            <text:p>30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ŠARʾU)@v</text:p>
          </table:table-cell>
          <table:table-cell office:value-type="string">
            <text:p>n;</text:p>
          </table:table-cell>
          <table:table-cell office:value-type="string">
            <text:p>30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ŠARʾU)</text:p>
          </table:table-cell>
          <table:table-cell office:value-type="string">
            <text:p>n;</text:p>
          </table:table-cell>
          <table:table-cell office:value-type="string">
            <text:p>40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ŠARʾU)</text:p>
          </table:table-cell>
          <table:table-cell office:value-type="string">
            <text:p>n;</text:p>
          </table:table-cell>
          <table:table-cell office:value-type="string">
            <text:p>50 00(@būr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ŠARGAL){gal}</text:p>
          </table:table-cell>
          <table:table-cell office:value-type="string">
            <text:p>n;</text:p>
          </table:table-cell>
          <table:table-cell office:value-type="string">
            <text:p>1 00 00(@būrum)</text:p>
          </table:table-cell>
          <table:table-cell office:value-type="string">
            <text:p>22.3 k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*Capacity</text:p>
          </table:table-cell>
          <table:table-cell office:value-type="string">
            <text:p>#capacity</text:p>
          </table:table-cell>
          <table:table-cell table:number-columns-repeated="1022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 and relationships</text:p>
          </table:table-cell>
          <table:table-cell office:value-type="string">
            <text:p>Approximate modern value</text:p>
          </table:table-cell>
          <table:table-cell table:number-columns-repeated="1020"/>
        </table:table-row>
        <table:table-row table:style-name="ro1">
          <table:table-cell office:value-type="string">
            <text:p>1 SILA₃</text:p>
          </table:table-cell>
          <table:table-cell office:value-type="string">
            <text:p>n; +qû[unit]N$qā</text:p>
          </table:table-cell>
          <table:table-cell office:value-type="string">
            <text:p>1 @qûm</text:p>
          </table:table-cell>
          <table:table-cell office:value-type="string">
            <text:p>1 litr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BAN₂)</text:p>
          </table:table-cell>
          <table:table-cell office:value-type="string">
            <text:p>n;</text:p>
          </table:table-cell>
          <table:table-cell office:value-type="string">
            <text:p>1(@sūtum) = 10 @qû</text:p>
          </table:table-cell>
          <table:table-cell office:value-type="string">
            <text:p>10 lit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BAN₂)</text:p>
          </table:table-cell>
          <table:table-cell office:value-type="string">
            <text:p>n;</text:p>
          </table:table-cell>
          <table:table-cell office:value-type="string">
            <text:p>2(@sūt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BAN₂)</text:p>
          </table:table-cell>
          <table:table-cell office:value-type="string">
            <text:p>n;</text:p>
          </table:table-cell>
          <table:table-cell office:value-type="string">
            <text:p>3(@sūt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AN₂)</text:p>
          </table:table-cell>
          <table:table-cell office:value-type="string">
            <text:p>n;</text:p>
          </table:table-cell>
          <table:table-cell office:value-type="string">
            <text:p>4(@sūt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AN₂)@v</text:p>
          </table:table-cell>
          <table:table-cell office:value-type="string">
            <text:p>n;</text:p>
          </table:table-cell>
          <table:table-cell office:value-type="string">
            <text:p>4(@sūt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BAN₂)</text:p>
          </table:table-cell>
          <table:table-cell office:value-type="string">
            <text:p>n;</text:p>
          </table:table-cell>
          <table:table-cell office:value-type="string">
            <text:p>5(@sūt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BAN₂)@v</text:p>
          </table:table-cell>
          <table:table-cell office:value-type="string">
            <text:p>n;</text:p>
          </table:table-cell>
          <table:table-cell office:value-type="string">
            <text:p>5(@sūt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BARIG)</text:p>
          </table:table-cell>
          <table:table-cell office:value-type="string">
            <text:p>n;</text:p>
          </table:table-cell>
          <table:table-cell office:value-type="string">
            <text:p>1(@pānum) = 6(@sūtum)</text:p>
          </table:table-cell>
          <table:table-cell office:value-type="string">
            <text:p>60 lit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BARIG)</text:p>
          </table:table-cell>
          <table:table-cell office:value-type="string">
            <text:p>n;</text:p>
          </table:table-cell>
          <table:table-cell office:value-type="string">
            <text:p>2(@pān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BARIG)</text:p>
          </table:table-cell>
          <table:table-cell office:value-type="string">
            <text:p>n;</text:p>
          </table:table-cell>
          <table:table-cell office:value-type="string">
            <text:p>3(@pān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ARIG)</text:p>
          </table:table-cell>
          <table:table-cell office:value-type="string">
            <text:p>n;</text:p>
          </table:table-cell>
          <table:table-cell office:value-type="string">
            <text:p>4(@pānum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AŠ) GUR</text:p>
          </table:table-cell>
          <table:table-cell office:value-type="string">
            <text:p>n; +kurru[unit]N$kur</text:p>
          </table:table-cell>
          <table:table-cell office:value-type="string">
            <text:p>1 @kurrum = 5(@pānum)</text:p>
          </table:table-cell>
          <table:table-cell office:value-type="string">
            <text:p>300 lit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AŠ) GUR</text:p>
          </table:table-cell>
          <table:table-cell office:value-type="string">
            <text:p>n; +kurru[unit]N$kur</text:p>
          </table:table-cell>
          <table:table-cell office:value-type="string">
            <text:p>2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AŠ) GUR</text:p>
          </table:table-cell>
          <table:table-cell office:value-type="string">
            <text:p>n; +kurru[unit]N$kur</text:p>
          </table:table-cell>
          <table:table-cell office:value-type="string">
            <text:p>3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AŠ)@v GUR</text:p>
          </table:table-cell>
          <table:table-cell office:value-type="string">
            <text:p>n; +kurru[unit]N$kur</text:p>
          </table:table-cell>
          <table:table-cell office:value-type="string">
            <text:p>3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AŠ) GUR</text:p>
          </table:table-cell>
          <table:table-cell office:value-type="string">
            <text:p>n; +kurru[unit]N$kur</text:p>
          </table:table-cell>
          <table:table-cell office:value-type="string">
            <text:p>4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AŠ) GUR</text:p>
          </table:table-cell>
          <table:table-cell office:value-type="string">
            <text:p>n; +kurru[unit]N$kur</text:p>
          </table:table-cell>
          <table:table-cell office:value-type="string">
            <text:p>5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6(AŠ) GUR</text:p>
          </table:table-cell>
          <table:table-cell office:value-type="string">
            <text:p>n; +kurru[unit]N$kur</text:p>
          </table:table-cell>
          <table:table-cell office:value-type="string">
            <text:p>6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7(AŠ) GUR</text:p>
          </table:table-cell>
          <table:table-cell office:value-type="string">
            <text:p>n; +kurru[unit]N$kur</text:p>
          </table:table-cell>
          <table:table-cell office:value-type="string">
            <text:p>7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8(AŠ) GUR</text:p>
          </table:table-cell>
          <table:table-cell office:value-type="string">
            <text:p>n; +kurru[unit]N$kur</text:p>
          </table:table-cell>
          <table:table-cell office:value-type="string">
            <text:p>8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9(AŠ) GUR</text:p>
          </table:table-cell>
          <table:table-cell office:value-type="string">
            <text:p>n; +kurru[unit]N$kur</text:p>
          </table:table-cell>
          <table:table-cell office:value-type="string">
            <text:p>9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U) GUR</text:p>
          </table:table-cell>
          <table:table-cell office:value-type="string">
            <text:p>n; +kurru[unit]N$kur</text:p>
          </table:table-cell>
          <table:table-cell office:value-type="string">
            <text:p>10 @kurrum = 50(@pānum)</text:p>
          </table:table-cell>
          <table:table-cell office:value-type="string">
            <text:p>3000 lit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U) GUR</text:p>
          </table:table-cell>
          <table:table-cell office:value-type="string">
            <text:p>n; +kurru[unit]N$kur</text:p>
          </table:table-cell>
          <table:table-cell office:value-type="string">
            <text:p>20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U) GUR</text:p>
          </table:table-cell>
          <table:table-cell office:value-type="string">
            <text:p>n; +kurru[unit]N$kur</text:p>
          </table:table-cell>
          <table:table-cell office:value-type="string">
            <text:p>30 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U) GUR</text:p>
          </table:table-cell>
          <table:table-cell office:value-type="string">
            <text:p>n; +kurru[unit]N$kur</text:p>
          </table:table-cell>
          <table:table-cell office:value-type="string">
            <text:p>40 <text:s/>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U) GUR</text:p>
          </table:table-cell>
          <table:table-cell office:value-type="string">
            <text:p>n; +kurru[unit]N$kur</text:p>
          </table:table-cell>
          <table:table-cell office:value-type="string">
            <text:p>50 <text:s/>@kurru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GEŠ₂) GUR</text:p>
          </table:table-cell>
          <table:table-cell office:value-type="string">
            <text:p>n; +kurru[unit]N$kur</text:p>
          </table:table-cell>
          <table:table-cell office:value-type="string">
            <text:p>1 00 @kurrum = 5 00(@pānum)</text:p>
          </table:table-cell>
          <table:table-cell office:value-type="string">
            <text:p>18,000 lit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GEŠ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GEŠ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GEŠ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GEŠ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6(GEŠ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7(GEŠ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8(GEŠ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9(GEŠ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GEŠʾU) GUR</text:p>
          </table:table-cell>
          <table:table-cell office:value-type="string">
            <text:p>n; +kurru[unit]N$kur</text:p>
          </table:table-cell>
          <table:table-cell office:value-type="string">
            <text:p>10 00 @kurrum</text:p>
          </table:table-cell>
          <table:table-cell office:value-type="string">
            <text:p>180,000 lit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GEŠʾU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GEŠʾU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GEŠʾU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GEŠʾU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ŠAR₂) GUR</text:p>
          </table:table-cell>
          <table:table-cell office:value-type="string">
            <text:p>n; +kurru[unit]N$kur</text:p>
          </table:table-cell>
          <table:table-cell office:value-type="string">
            <text:p>1 00 00 @kurrum = 1 @karûm</text:p>
          </table:table-cell>
          <table:table-cell office:value-type="string">
            <text:p>1,080,000 lit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ŠAR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ŠAR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ŠAR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ŠAR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6(ŠAR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7(ŠAR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8(ŠAR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9(ŠAR₂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ŠARʾU) GUR</text:p>
          </table:table-cell>
          <table:table-cell office:value-type="string">
            <text:p>n; +kurru[unit]N$kur</text:p>
          </table:table-cell>
          <table:table-cell office:value-type="string">
            <text:p>10 00 00 @kurrum = 10 @karûm</text:p>
          </table:table-cell>
          <table:table-cell office:value-type="string">
            <text:p>10,800,000 lit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ŠARʾU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ŠARʾU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ŠARʾU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ŠARʾU) GUR</text:p>
          </table:table-cell>
          <table:table-cell office:value-type="string">
            <text:p>n; +kurru[unit]N$ku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AŠ) GUR₇</text:p>
          </table:table-cell>
          <table:table-cell office:value-type="string">
            <text:p>n; +karû[grain-heap//unit]N$karā</text:p>
          </table:table-cell>
          <table:table-cell office:value-type="string">
            <text:p>1 @karûm = 1 00 00 @kurrum</text:p>
          </table:table-cell>
          <table:table-cell office:value-type="string">
            <text:p>1,080,000 lit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AŠ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AŠ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AŠ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AŠ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6(AŠ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7(AŠ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8(AŠ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9(AŠ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U) GUR₇</text:p>
          </table:table-cell>
          <table:table-cell office:value-type="string">
            <text:p>n; +karû[grain-heap//unit]N$karā</text:p>
          </table:table-cell>
          <table:table-cell office:value-type="string">
            <text:p>10 @karûm = 10 00 00 @kurrum</text:p>
          </table:table-cell>
          <table:table-cell office:value-type="string">
            <text:p>10,800,000 lir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U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U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U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U) GUR₇</text:p>
          </table:table-cell>
          <table:table-cell office:value-type="string">
            <text:p>n; +karû[grain-heap//unit]N$karā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*Weight</text:p>
          </table:table-cell>
          <table:table-cell office:value-type="string">
            <text:p>#weight</text:p>
          </table:table-cell>
          <table:table-cell table:number-columns-repeated="1022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 and relationships</text:p>
          </table:table-cell>
          <table:table-cell office:value-type="string">
            <text:p>Approximate modern value</text:p>
          </table:table-cell>
          <table:table-cell table:number-columns-repeated="1020"/>
        </table:table-row>
        <table:table-row table:style-name="ro1">
          <table:table-cell office:value-type="string">
            <text:p>1 ŠE</text:p>
          </table:table-cell>
          <table:table-cell office:value-type="string">
            <text:p>n; +uṭṭatu[barley//unit]N$uṭṭat</text:p>
          </table:table-cell>
          <table:table-cell office:value-type="string">
            <text:p>1 grain</text:p>
          </table:table-cell>
          <table:table-cell office:value-type="string">
            <text:p>0.05 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GIN₂</text:p>
          </table:table-cell>
          <table:table-cell office:value-type="string">
            <text:p>n; +šiqlu[unit]N$šiqil</text:p>
          </table:table-cell>
          <table:table-cell office:value-type="string">
            <text:p>1 shekel = 3 00 grains</text:p>
          </table:table-cell>
          <table:table-cell office:value-type="string">
            <text:p>8.3 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MA.NA</text:p>
          </table:table-cell>
          <table:table-cell office:value-type="string">
            <text:p>n; +manû[unit]N$manā</text:p>
          </table:table-cell>
          <table:table-cell office:value-type="string">
            <text:p>1 mina = 1 00 shekels</text:p>
          </table:table-cell>
          <table:table-cell office:value-type="string">
            <text:p>0.5 k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AŠ) GUN (or GU₂)</text:p>
          </table:table-cell>
          <table:table-cell office:value-type="string">
            <text:p>n; +biltu[load//unit]N$bilat</text:p>
          </table:table-cell>
          <table:table-cell office:value-type="string">
            <text:p>1 talent = 1 00 minas</text:p>
          </table:table-cell>
          <table:table-cell office:value-type="string">
            <text:p>30 k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AŠ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AŠ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AŠ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AŠ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6(AŠ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7(AŠ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8(AŠ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9(AŠ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U) GUN</text:p>
          </table:table-cell>
          <table:table-cell office:value-type="string">
            <text:p>n; +biltu[load//unit]N$bilat</text:p>
          </table:table-cell>
          <table:table-cell office:value-type="string">
            <text:p>10 talents</text:p>
          </table:table-cell>
          <table:table-cell office:value-type="string">
            <text:p>300 k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GEŠ₂) GUN</text:p>
          </table:table-cell>
          <table:table-cell office:value-type="string">
            <text:p>n; +biltu[load//unit]N$bilat</text:p>
          </table:table-cell>
          <table:table-cell office:value-type="string">
            <text:p>1 00 talents</text:p>
          </table:table-cell>
          <table:table-cell office:value-type="string">
            <text:p>1800 k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GEŠ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GEŠ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GEŠ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GEŠ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6(GEŠ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7(GEŠ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8(GEŠ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9(GEŠ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GEŠʾU) GUN</text:p>
          </table:table-cell>
          <table:table-cell office:value-type="string">
            <text:p>n; +biltu[load//unit]N$bilat</text:p>
          </table:table-cell>
          <table:table-cell office:value-type="string">
            <text:p>10 00 talents</text:p>
          </table:table-cell>
          <table:table-cell office:value-type="string">
            <text:p>18,000 kg or 18 tonn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GEŠʾ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GEŠʾ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GEŠʾ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GEŠʾ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ŠAR₂) GUN</text:p>
          </table:table-cell>
          <table:table-cell office:value-type="string">
            <text:p>n; +biltu[load//unit]N$bilat</text:p>
          </table:table-cell>
          <table:table-cell office:value-type="string">
            <text:p>1 00 00 talents</text:p>
          </table:table-cell>
          <table:table-cell office:value-type="string">
            <text:p>108,000 kg or 108 tonn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ŠAR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ŠAR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ŠAR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ŠAR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6(ŠAR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7(ŠAR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8(ŠAR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9(ŠAR₂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ŠARʾU) GUN</text:p>
          </table:table-cell>
          <table:table-cell office:value-type="string">
            <text:p>n; +biltu[load//unit]N$bilat</text:p>
          </table:table-cell>
          <table:table-cell office:value-type="string">
            <text:p>10 00 00 talents</text:p>
          </table:table-cell>
          <table:table-cell office:value-type="string">
            <text:p>1,080 tonn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ŠARʾ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ŠARʾ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ŠARʾU) GUN</text:p>
          </table:table-cell>
          <table:table-cell office:value-type="string">
            <text:p>n; +biltu[load//unit]N$bila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ŠARʾU) GUN</text:p>
          </table:table-cell>
          <table:table-cell office:value-type="string">
            <text:p>n; +biltu[load//unit]N$bilat</text:p>
          </table:table-cell>
          <table:table-cell office:value-type="string">
            <text:p>50 00 00 talents</text:p>
          </table:table-cell>
          <table:table-cell office:value-type="string">
            <text:p>5,400 tonnes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# cuneify = NA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table:number-columns-spanned="5" table:number-rows-spanned="1">
            <text:p>*Kassite and first-millennium metrologies</text:p>
          </table:table-cell>
          <table:covered-table-cell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table:number-columns-spanned="2" table:number-rows-spanned="1">
            <text:p>**@arû-measure for lengths and areas</text:p>
          </table:table-cell>
          <table:covered-table-cell/>
          <table:table-cell office:value-type="string">
            <text:p>#aru</text:p>
          </table:table-cell>
          <table:table-cell table:number-columns-repeated="1021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 and relationships</text:p>
          </table:table-cell>
          <table:table-cell office:value-type="string">
            <text:p>Approximate modern value</text:p>
          </table:table-cell>
          <table:table-cell table:number-columns-repeated="1020"/>
        </table:table-row>
        <table:table-row table:style-name="ro1">
          <table:table-cell office:value-type="string">
            <text:p>1 ŠU.SI</text:p>
          </table:table-cell>
          <table:table-cell office:value-type="string">
            <text:p>n; +ubānu[finger//unit]N$ubān</text:p>
          </table:table-cell>
          <table:table-cell office:value-type="string">
            <text:p>1 (big) finger</text:p>
          </table:table-cell>
          <table:table-cell office:value-type="string">
            <text:p>3.1 c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KUŠ₃</text:p>
          </table:table-cell>
          <table:table-cell office:value-type="string">
            <text:p>n; +ammat[forearm//unit]N$ammat</text:p>
          </table:table-cell>
          <table:table-cell office:value-type="string">
            <text:p>1 @arû-cubit = 24 (big) fingers</text:p>
          </table:table-cell>
          <table:table-cell office:value-type="string">
            <text:p>75 cm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>
            <text:p>i-na 1 KUŠ₃ A.RA₂{+e}</text:p>
          </table:table-cell>
          <table:table-cell table:style-name="Default" office:value-type="string">
            <text:p>+ina[//by]PRP$; n; ammat[unit]N; +arû[unit]N$arê</text:p>
          </table:table-cell>
          <table:table-cell table:style-name="Default" office:value-type="string">
            <text:p>by the @arû-cubit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1 NINDA</text:p>
          </table:table-cell>
          <table:table-cell office:value-type="string">
            <text:p>n; +nindanu[rod//unit]N$nindan</text:p>
          </table:table-cell>
          <table:table-cell office:value-type="string">
            <text:p>1 rod = 12 cubits</text:p>
          </table:table-cell>
          <table:table-cell office:value-type="string">
            <text:p>9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SAR</text:p>
          </table:table-cell>
          <table:table-cell office:value-type="string">
            <text:p>n; +mūšaru[garden(-plot)//unit]N$mūšar</text:p>
          </table:table-cell>
          <table:table-cell office:value-type="string">
            <text:p>1 rod × 1 rod = 1 @mūšaru</text:p>
          </table:table-cell>
          <table:table-cell office:value-type="string">
            <text:p>81 m²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*@arû ‘seed measure’ for areas and capacities</text:p>
          </table:table-cell>
          <table:table-cell/>
          <table:table-cell office:value-type="string">
            <text:p>#aru_seed</text:p>
          </table:table-cell>
          <table:table-cell table:number-columns-repeated="1021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 and relationships</text:p>
          </table:table-cell>
          <table:table-cell office:value-type="string">
            <text:p>Approximate modern value</text:p>
          </table:table-cell>
          <table:table-cell table:number-columns-repeated="1020"/>
        </table:table-row>
        <table:table-row table:style-name="ro1">
          <table:table-cell office:value-type="string">
            <text:p>1 SILA₃</text:p>
          </table:table-cell>
          <table:table-cell office:value-type="string">
            <text:p>n; +qû[unit]N$qā</text:p>
          </table:table-cell>
          <table:table-cell office:value-type="string">
            <text:p>1 @qû</text:p>
          </table:table-cell>
          <table:table-cell office:value-type="string">
            <text:p>270 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BAN₂)</text:p>
          </table:table-cell>
          <table:table-cell office:value-type="string">
            <text:p>n;</text:p>
          </table:table-cell>
          <table:table-cell office:value-type="string">
            <text:p>1(@sūtu) = 10 @qû</text:p>
          </table:table-cell>
          <table:table-cell office:value-type="string">
            <text:p>0.27 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BAN₂)</text:p>
          </table:table-cell>
          <table:table-cell office:value-type="string">
            <text:p>n;</text:p>
          </table:table-cell>
          <table:table-cell office:value-type="string">
            <text:p>2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BAN₂)</text:p>
          </table:table-cell>
          <table:table-cell office:value-type="string">
            <text:p>n;</text:p>
          </table:table-cell>
          <table:table-cell office:value-type="string">
            <text:p>3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AN₂)</text:p>
          </table:table-cell>
          <table:table-cell office:value-type="string">
            <text:p>n;</text:p>
          </table:table-cell>
          <table:table-cell office:value-type="string">
            <text:p>4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AN₂)@v</text:p>
          </table:table-cell>
          <table:table-cell office:value-type="string">
            <text:p>n;</text:p>
          </table:table-cell>
          <table:table-cell office:value-type="string">
            <text:p>4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BAN₂)</text:p>
          </table:table-cell>
          <table:table-cell office:value-type="string">
            <text:p>n;</text:p>
          </table:table-cell>
          <table:table-cell table:style-name="Default" office:value-type="string">
            <text:p>5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BAN₂)@v</text:p>
          </table:table-cell>
          <table:table-cell office:value-type="string">
            <text:p>n;</text:p>
          </table:table-cell>
          <table:table-cell table:style-name="Default" office:value-type="string">
            <text:p>5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*PI</text:p>
          </table:table-cell>
          <table:table-cell office:value-type="string" table:number-columns-spanned="3" table:number-rows-spanned="1">
            <text:p>(no lemmatisation or translation; punctuation/reading aid for the large count-unit graphemes of the @arû system)</text:p>
          </table:table-cell>
          <table:covered-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BARIG)</text:p>
          </table:table-cell>
          <table:table-cell office:value-type="string">
            <text:p>n;</text:p>
          </table:table-cell>
          <table:table-cell office:value-type="string">
            <text:p>1(@pānu) = 6(@sūtu)</text:p>
          </table:table-cell>
          <table:table-cell office:value-type="string">
            <text:p>1.62 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BARIG)</text:p>
          </table:table-cell>
          <table:table-cell office:value-type="string">
            <text:p>n;</text:p>
          </table:table-cell>
          <table:table-cell office:value-type="string">
            <text:p>2(@pān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BARIG)</text:p>
          </table:table-cell>
          <table:table-cell office:value-type="string">
            <text:p>n;</text:p>
          </table:table-cell>
          <table:table-cell office:value-type="string">
            <text:p>3(@pān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ARIG)</text:p>
          </table:table-cell>
          <table:table-cell office:value-type="string">
            <text:p>n;</text:p>
          </table:table-cell>
          <table:table-cell office:value-type="string">
            <text:p>4(@pān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AŠ) GUR</text:p>
          </table:table-cell>
          <table:table-cell office:value-type="string">
            <text:p>n; +kurru[unit]N$kur</text:p>
          </table:table-cell>
          <table:table-cell office:value-type="string">
            <text:p>1 @kurru = 5 @pānu = 10(@ikû)</text:p>
          </table:table-cell>
          <table:table-cell office:value-type="string">
            <text:p>8.1 ha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table:number-columns-spanned="2" table:number-rows-spanned="1">
            <text:p>** @aslu ‘reed measure’ for lengths and areas</text:p>
          </table:table-cell>
          <table:covered-table-cell/>
          <table:table-cell office:value-type="string">
            <text:p>#aslu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 and relationships</text:p>
          </table:table-cell>
          <table:table-cell office:value-type="string">
            <text:p>Approximate modern valu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ŠU.SI</text:p>
          </table:table-cell>
          <table:table-cell office:value-type="string">
            <text:p>n; +ubānu[finger//unit]N$ubān</text:p>
          </table:table-cell>
          <table:table-cell office:value-type="string">
            <text:p>1 (small) finger</text:p>
          </table:table-cell>
          <table:table-cell office:value-type="string">
            <text:p>2 c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KUŠ₃</text:p>
          </table:table-cell>
          <table:table-cell office:value-type="string">
            <text:p>n; +ammat[forearm//unit]N$ammat</text:p>
          </table:table-cell>
          <table:table-cell office:value-type="string">
            <text:p>1 @aslu-cubit = 24 fingers</text:p>
          </table:table-cell>
          <table:table-cell office:value-type="string">
            <text:p>0.5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Ina 1 KUŠ₃ as-lu₄</text:p>
          </table:table-cell>
          <table:table-cell office:value-type="string">
            <text:p>+ina[in//by]PRP$; n; ammat[unit]N; +aslu[unit]N$</text:p>
          </table:table-cell>
          <table:table-cell office:value-type="string">
            <text:p>by the @aslu-cubi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NINDA</text:p>
          </table:table-cell>
          <table:table-cell office:value-type="string">
            <text:p>n; +nindanu[rod//unit]N$nindan</text:p>
          </table:table-cell>
          <table:table-cell office:value-type="string">
            <text:p>1 rod = 12 cubits</text:p>
          </table:table-cell>
          <table:table-cell office:value-type="string">
            <text:p>6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ṣu-up-pa-an</text:p>
          </table:table-cell>
          <table:table-cell office:value-type="string">
            <text:p>n; +ṣuppān[unit]N$</text:p>
          </table:table-cell>
          <table:table-cell office:value-type="string">
            <text:p>1 chain = 5 rods = 60 cubits</text:p>
          </table:table-cell>
          <table:table-cell office:value-type="string">
            <text:p>30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UŠ</text:p>
          </table:table-cell>
          <table:table-cell office:value-type="string">
            <text:p>n; +UŠ[unit]N$; (Akkadian unknown)</text:p>
          </table:table-cell>
          <table:table-cell office:value-type="string">
            <text:p>1 cable = 2 chains = 10 rods</text:p>
          </table:table-cell>
          <table:table-cell office:value-type="string">
            <text:p>60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SAR</text:p>
          </table:table-cell>
          <table:table-cell office:value-type="string">
            <text:p>n; +mūšaru[garden(-plot)//unit]N$mūšar</text:p>
          </table:table-cell>
          <table:table-cell office:value-type="string">
            <text:p>1 rod × 1 rod = 1 @mūšaru</text:p>
          </table:table-cell>
          <table:table-cell office:value-type="string">
            <text:p>36 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*GANA₂</text:p>
          </table:table-cell>
          <table:table-cell office:value-type="string" table:number-columns-spanned="3" table:number-rows-spanned="1">
            <text:p>(no lemmatisation or translation; punctuation/reading aid for the large count-unit graphemes of the area-volume system)</text:p>
          </table:table-cell>
          <table:covered-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IKU)</text:p>
          </table:table-cell>
          <table:table-cell office:value-type="string">
            <text:p>n;</text:p>
          </table:table-cell>
          <table:table-cell office:value-type="string">
            <text:p>1(@ikû) = 1 40 @mūšaru</text:p>
          </table:table-cell>
          <table:table-cell office:value-type="string">
            <text:p>0.36 ha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** @aslu ‘seed measure’ for areas and capacities</text:p>
          </table:table-cell>
          <table:covered-table-cell/>
          <table:table-cell office:value-type="string">
            <text:p>#aslu_seed</text:p>
          </table:table-cell>
          <table:table-cell table:number-columns-repeated="1021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 and relationships</text:p>
          </table:table-cell>
          <table:table-cell office:value-type="string">
            <text:p>Approximate modern value</text:p>
          </table:table-cell>
          <table:table-cell table:number-columns-repeated="1020"/>
        </table:table-row>
        <table:table-row table:style-name="ro1">
          <table:table-cell office:value-type="string">
            <text:p>1 ŠE</text:p>
          </table:table-cell>
          <table:table-cell office:value-type="string">
            <text:p>n; +uṭṭatu[barley//unit]N$uṭṭat</text:p>
          </table:table-cell>
          <table:table-cell office:value-type="string">
            <text:p>1 grain</text:p>
          </table:table-cell>
          <table:table-cell office:value-type="string">
            <text:p>70 c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NINDA</text:p>
          </table:table-cell>
          <table:table-cell office:value-type="string">
            <text:p>n; +akalu[bread//unit]N$akal</text:p>
          </table:table-cell>
          <table:table-cell office:value-type="string">
            <text:p>1 @akalu = 18 00 grains</text:p>
          </table:table-cell>
          <table:table-cell office:value-type="string">
            <text:p>7.5 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SILA₃</text:p>
          </table:table-cell>
          <table:table-cell office:value-type="string">
            <text:p>n; +qû[unit]N$qā</text:p>
          </table:table-cell>
          <table:table-cell office:value-type="string">
            <text:p>1 @qû = 10 @akalu</text:p>
          </table:table-cell>
          <table:table-cell office:value-type="string">
            <text:p>75 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BAN₂)</text:p>
          </table:table-cell>
          <table:table-cell office:value-type="string">
            <text:p>n;</text:p>
          </table:table-cell>
          <table:table-cell office:value-type="string">
            <text:p>1 @sūtu = 6 @qû</text:p>
          </table:table-cell>
          <table:table-cell office:value-type="string">
            <text:p>450 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BAN₂)</text:p>
          </table:table-cell>
          <table:table-cell office:value-type="string">
            <text:p>n;</text:p>
          </table:table-cell>
          <table:table-cell office:value-type="string">
            <text:p>2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BAN₂)</text:p>
          </table:table-cell>
          <table:table-cell office:value-type="string">
            <text:p>n;</text:p>
          </table:table-cell>
          <table:table-cell office:value-type="string">
            <text:p>3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AN₂)</text:p>
          </table:table-cell>
          <table:table-cell office:value-type="string">
            <text:p>n;</text:p>
          </table:table-cell>
          <table:table-cell office:value-type="string">
            <text:p>4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AN₂)@v</text:p>
          </table:table-cell>
          <table:table-cell office:value-type="string">
            <text:p>n;</text:p>
          </table:table-cell>
          <table:table-cell office:value-type="string">
            <text:p>4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BAN₂)</text:p>
          </table:table-cell>
          <table:table-cell office:value-type="string">
            <text:p>n;</text:p>
          </table:table-cell>
          <table:table-cell table:style-name="Default" office:value-type="string">
            <text:p>5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5(BAN₂)@v</text:p>
          </table:table-cell>
          <table:table-cell office:value-type="string">
            <text:p>n;</text:p>
          </table:table-cell>
          <table:table-cell table:style-name="Default" office:value-type="string">
            <text:p>5(@sūt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*PI</text:p>
          </table:table-cell>
          <table:table-cell office:value-type="string" table:number-columns-spanned="3" table:number-rows-spanned="1">
            <text:p>(no lemmatisation or translation; punctuation/reading aid for the large count-unit graphemes of the @arû system)</text:p>
          </table:table-cell>
          <table:covered-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BARIG)</text:p>
          </table:table-cell>
          <table:table-cell office:value-type="string">
            <text:p>n;</text:p>
          </table:table-cell>
          <table:table-cell office:value-type="string">
            <text:p>1(@pānu) = 6 @sūtu</text:p>
          </table:table-cell>
          <table:table-cell office:value-type="string">
            <text:p>0.27 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2(BARIG)</text:p>
          </table:table-cell>
          <table:table-cell office:value-type="string">
            <text:p>n;</text:p>
          </table:table-cell>
          <table:table-cell office:value-type="string">
            <text:p>2(@pān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3(BARIG)</text:p>
          </table:table-cell>
          <table:table-cell office:value-type="string">
            <text:p>n;</text:p>
          </table:table-cell>
          <table:table-cell office:value-type="string">
            <text:p>3(@pān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4(BARIG)</text:p>
          </table:table-cell>
          <table:table-cell office:value-type="string">
            <text:p>n;</text:p>
          </table:table-cell>
          <table:table-cell office:value-type="string">
            <text:p>4(@pānu)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1(AŠ) GUR</text:p>
          </table:table-cell>
          <table:table-cell office:value-type="string">
            <text:p>n; +kurru[unit]N$kur</text:p>
          </table:table-cell>
          <table:table-cell office:value-type="string">
            <text:p>1 @kurru = 5(@pānu)</text:p>
          </table:table-cell>
          <table:table-cell office:value-type="string">
            <text:p>1.35 ha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*‘Reed measure’ for small lengths and areas</text:p>
          </table:table-cell>
          <table:table-cell/>
          <table:table-cell office:value-type="string">
            <text:p>#reed</text:p>
          </table:table-cell>
          <table:table-cell table:number-columns-repeated="1021"/>
        </table:table-row>
        <table:table-row table:style-name="ro1">
          <table:table-cell office:value-type="string">
            <text:p>Transliteration</text:p>
          </table:table-cell>
          <table:table-cell office:value-type="string">
            <text:p>Lemmatisation</text:p>
          </table:table-cell>
          <table:table-cell office:value-type="string">
            <text:p>Translation and relationships</text:p>
          </table:table-cell>
          <table:table-cell office:value-type="string">
            <text:p>Approximate modern value</text:p>
          </table:table-cell>
          <table:table-cell table:number-columns-repeated="1020"/>
        </table:table-row>
        <table:table-row table:style-name="ro1">
          <table:table-cell office:value-type="string">
            <text:p>1 ŠU.SI</text:p>
          </table:table-cell>
          <table:table-cell office:value-type="string">
            <text:p>n; +ubānu[finger//unit]N$ubān</text:p>
          </table:table-cell>
          <table:table-cell office:value-type="string">
            <text:p>1 finger</text:p>
          </table:table-cell>
          <table:table-cell office:value-type="string">
            <text:p>2 c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KUŠ₃</text:p>
          </table:table-cell>
          <table:table-cell office:value-type="string">
            <text:p>n; +ammat[forearm//unit]N$ammat</text:p>
          </table:table-cell>
          <table:table-cell office:value-type="string">
            <text:p>1 cubit = 24 fingers</text:p>
          </table:table-cell>
          <table:table-cell office:value-type="string">
            <text:p>0.5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GI</text:p>
          </table:table-cell>
          <table:table-cell office:value-type="string">
            <text:p>n; +qanû[reed//unit]N$qanā</text:p>
          </table:table-cell>
          <table:table-cell office:value-type="string">
            <text:p>1 reed = 7 cubits</text:p>
          </table:table-cell>
          <table:table-cell office:value-type="string">
            <text:p>3.5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NINDA</text:p>
          </table:table-cell>
          <table:table-cell office:value-type="string">
            <text:p>n; +nindanu[rod//unit]N$nindan</text:p>
          </table:table-cell>
          <table:table-cell office:value-type="string">
            <text:p>1 rod = 2 reeds or 14 cubits</text:p>
          </table:table-cell>
          <table:table-cell office:value-type="string">
            <text:p>7 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ŠU.SI TUR</text:p>
          </table:table-cell>
          <table:table-cell office:value-type="string">
            <text:p>n; +ubānu[finger//unit]N$ubān; +ṣehru[small]AJ$ṣehertu</text:p>
          </table:table-cell>
          <table:table-cell office:value-type="string">
            <text:p>1 finger × 1 finger = 1 small finger</text:p>
          </table:table-cell>
          <table:table-cell office:value-type="string">
            <text:p>4 c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ŠE</text:p>
          </table:table-cell>
          <table:table-cell office:value-type="string">
            <text:p>n; +uṭṭatu[barley//unit]N$uṭṭat</text:p>
          </table:table-cell>
          <table:table-cell office:value-type="string">
            <text:p>1 cubit × 1 finger = 1 grain</text:p>
          </table:table-cell>
          <table:table-cell office:value-type="string">
            <text:p>100 c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ŠU.SI</text:p>
          </table:table-cell>
          <table:table-cell office:value-type="string">
            <text:p>n; +ubānu[finger//unit]N$ubān</text:p>
          </table:table-cell>
          <table:table-cell office:value-type="string">
            <text:p>1 reed × 1 finger = 1 area finger</text:p>
          </table:table-cell>
          <table:table-cell office:value-type="string">
            <text:p>730 c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KUŠ TUR</text:p>
          </table:table-cell>
          <table:table-cell office:value-type="string">
            <text:p>n; ammat[unit]N; +ṣehru[small]AJ$ṣehertu</text:p>
          </table:table-cell>
          <table:table-cell office:value-type="string">
            <text:p>1 cubit × 1 cubit = 1 small cubit</text:p>
          </table:table-cell>
          <table:table-cell office:value-type="string">
            <text:p>0.25 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KUŠ</text:p>
          </table:table-cell>
          <table:table-cell office:value-type="string">
            <text:p>n; +ammat[forearm//unit]N$ammat</text:p>
          </table:table-cell>
          <table:table-cell office:value-type="string">
            <text:p>1 reed × 1 cubit = 1 area cubit</text:p>
          </table:table-cell>
          <table:table-cell office:value-type="string">
            <text:p>1.75 m²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>
            <text:p>1 GI</text:p>
          </table:table-cell>
          <table:table-cell office:value-type="string">
            <text:p>n; +qanû[reed//unit]N$qanā</text:p>
          </table:table-cell>
          <table:table-cell office:value-type="string">
            <text:p>1 reed × 1 reed = 1 area reed</text:p>
          </table:table-cell>
          <table:table-cell office:value-type="string">
            <text:p>12.25 m²</text:p>
          </table:table-cell>
          <table:table-cell table:style-name="Default"/>
          <table:table-cell table:number-columns-repeated="1019"/>
        </table:table-row>
        <table:table-row table:style-name="ro1" table:number-rows-repeated="652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14/05/2010</text:date>, <text:time>13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Eleanor Robson</meta:initial-creator>
    <meta:creation-date>2010-05-05T14:51:04</meta:creation-date>
    <dc:date>2010-05-14T13:54:03</dc:date>
    <dc:creator>Eleanor Robson</dc:creator>
    <meta:editing-duration>PT08H28M04S</meta:editing-duration>
    <meta:editing-cycles>29</meta:editing-cycles>
    <meta:generator>NeoOffice/3.0.2$Unix OpenOffice.org_project/Patch 3</meta:generator>
    <meta:document-statistic meta:table-count="4" meta:cell-count="799" meta:object-count="0"/>
    <meta:user-defined meta:name="Info 1"/>
    <meta:user-defined meta:name="Info 2"/>
    <meta:user-defined meta:name="Info 3"/>
    <meta:user-defined meta:name="Info 4"/>
  </office:meta>
</office:document-meta>
</file>